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fd51" officeooo:paragraph-rsid="001461c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bfd51" officeooo:paragraph-rsid="001461c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5d2e" officeooo:paragraph-rsid="001461c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61cf" officeooo:paragraph-rsid="001461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fc6a2" officeooo:paragraph-rsid="001461c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35d2e" officeooo:paragraph-rsid="001461c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rsid="0008c4b3" officeooo:paragraph-rsid="001461cf"/>
    </style:style>
    <style:style style:name="P8" style:family="paragraph" style:parent-style-name="Standard">
      <style:paragraph-properties fo:text-align="justify" style:justify-single-word="false"/>
      <style:text-properties officeooo:rsid="000a856f" officeooo:paragraph-rsid="001461cf"/>
    </style:style>
    <style:style style:name="P9" style:family="paragraph" style:parent-style-name="Standard">
      <style:paragraph-properties fo:text-align="justify" style:justify-single-word="false"/>
      <style:text-properties officeooo:paragraph-rsid="001461cf"/>
    </style:style>
    <style:style style:name="P10" style:family="paragraph" style:parent-style-name="Footnote">
      <style:text-properties officeooo:rsid="0013135f" officeooo:paragraph-rsid="0013135f"/>
    </style:style>
    <style:style style:name="T1" style:family="text">
      <style:text-properties officeooo:rsid="000a856f"/>
    </style:style>
    <style:style style:name="T2" style:family="text">
      <style:text-properties officeooo:rsid="000bfd51"/>
    </style:style>
    <style:style style:name="T3" style:family="text">
      <style:text-properties officeooo:rsid="000d3ce9"/>
    </style:style>
    <style:style style:name="T4" style:family="text">
      <style:text-properties fo:font-weight="normal" officeooo:rsid="000fc6a2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0eb51b" style:font-weight-asian="normal" style:font-weight-complex="normal"/>
    </style:style>
    <style:style style:name="T8" style:family="text">
      <style:text-properties style:text-position="0% 100%" fo:font-weight="normal" officeooo:rsid="000fc6a2" style:font-weight-asian="normal" style:font-weight-complex="normal"/>
    </style:style>
    <style:style style:name="T9" style:family="text">
      <style:text-properties style:text-position="0% 100%" fo:font-weight="normal" officeooo:rsid="0010ef5b" style:font-weight-asian="normal" style:font-weight-complex="normal"/>
    </style:style>
    <style:style style:name="T10" style:family="text">
      <style:text-properties style:text-position="0% 100%" fo:font-weight="normal" officeooo:rsid="0015b32a" style:font-weight-asian="normal" style:font-weight-complex="normal"/>
    </style:style>
    <style:style style:name="T11" style:family="text">
      <style:text-properties style:text-position="0% 100%" fo:font-weight="normal" officeooo:rsid="00179129" style:font-weight-asian="normal" style:font-weight-complex="normal"/>
    </style:style>
    <style:style style:name="T12" style:family="text">
      <style:text-properties style:text-position="0% 100%" officeooo:rsid="000fc6a2"/>
    </style:style>
    <style:style style:name="T13" style:family="text">
      <style:text-properties style:text-position="0% 100%" officeooo:rsid="000d3ce9"/>
    </style:style>
    <style:style style:name="T14" style:family="text">
      <style:text-properties style:text-position="0% 100%" officeooo:rsid="001461cf"/>
    </style:style>
    <style:style style:name="T15" style:family="text">
      <style:text-properties officeooo:rsid="000fc6a2"/>
    </style:style>
    <style:style style:name="T16" style:family="text">
      <style:text-properties officeooo:rsid="0013135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d3ce9" style:font-weight-asian="bold" style:font-weight-complex="bold"/>
    </style:style>
    <style:style style:name="T19" style:family="text">
      <style:text-properties fo:font-weight="bold" officeooo:rsid="0013135f" style:font-weight-asian="bold" style:font-weight-complex="bold"/>
    </style:style>
    <style:style style:name="T20" style:family="text">
      <style:text-properties fo:font-weight="bold" officeooo:rsid="000a856f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5.851cm" fo:min-width="10.8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ÇÃO</text:p>
      <text:p text:style-name="P7"/>
      <text:p text:style-name="P7">A extração de informações científicas dependem de um bom processo de redução dos dados <text:span text:style-name="T16">observacionais</text:span> crus obtidos, atualmente, com os CCDs. Os elementos que separam a imagem crua e a informação científica buscada são os ruídos envolvidos na detecção dos fótons; são, <text:span text:style-name="T16">eles </text:span>geralmentes: </text:p>
      <text:p text:style-name="P7"/>
      <text:p text:style-name="P7"><text:tab/> ruído devido ao processo de leitura do CCD</text:p>
      <text:p text:style-name="P7"><text:tab/> ruído devido a emissão térmica dos próprios instrumentos</text:p>
      <text:p text:style-name="P7"><text:tab/> ruído devido a sensibilidade diferenciada a radiação de cada (grupo de) pixel do CCD</text:p>
      <text:p text:style-name="P7"/>
      <text:p text:style-name="P7"><text:tab/>Há diversas técnicas e métodos de implementá-las que permitem reduzir esses erros e extrair a ciência relevante. A técnica que será <text:span text:style-name="T1">exposta e implementada, com certas modificações, pelo PYpeline</text:span> será o Procedimento Padrão IRAF <text:span text:style-name="T1">(Tody 1992)</text:span>.</text:p>
      <text:p text:style-name="P7"><text:tab/></text:p>
      <text:p text:style-name="P7"/>
      <text:p text:style-name="P8"><text:span text:style-name="T17">Correção de Bias:</text:span></text:p>
      <text:p text:style-name="P8"><text:tab/><text:span text:style-name="T2">1 – Cria-se uma imagem, denominada masterbias, com um ruído de fundo mediano partir das várias imagens de ruído de fundo (bias). </text:span></text:p>
      <text:p text:style-name="P1"><text:tab/>2 – Subtrai-se o masterbias de todas as outras imagens (ciência, dark e flat)</text:p>
      <text:p text:style-name="P8"><text:tab/></text:p>
      <text:p text:style-name="P1"><text:span text:style-name="T17">Correção de Dark </text:span><text:span text:style-name="T18">Curren</text:span><text:span text:style-name="T19">t</text:span><text:span text:style-name="T20"><text:note text:id="ftn0" text:note-class="footnote"><text:note-citation>1</text:note-citation><text:note-body><text:p text:style-name="P10">Não incluido no Pypeline, já que atualmente, o ruído térmico não é significante.</text:p></text:note-body></text:note></text:span><text:span text:style-name="T18">:</text:span></text:p>
      <text:p text:style-name="P1"><text:tab/>! - <text:span text:style-name="T3">É necessário exista antes o masterbias.</text:span></text:p>
      <text:p text:style-name="P1"><text:tab/><text:span text:style-name="T15">1 – Subtrai-se de cada imagem de dark o masterbias</text:span></text:p>
      <text:p text:style-name="P1"><text:tab/><text:span text:style-name="T15">2 – Cria-se uma imagem, denominada masterdark, com o dark mediano a partir das várias imagens de dark.</text:span></text:p>
      <text:p text:style-name="P1"><text:tab/><text:span text:style-name="T15">3 <text:s/>- Subtrai-se o masterdark das imagens de ciência e de flat</text:span></text:p>
      <text:p text:style-name="P1"/>
      <text:p text:style-name="P1"><text:span text:style-name="T17">Correção </text:span><text:span text:style-name="T18">e Normalização</text:span><text:span text:style-name="T17"> de </text:span><text:span text:style-name="T18">Flat:</text:span></text:p>
      <text:p text:style-name="P1"><text:tab/><text:span text:style-name="T7">!É necessário que </text:span><text:span text:style-name="T8">exi</text:span><text:span text:style-name="T9">s</text:span><text:span text:style-name="T8">ta</text:span><text:span text:style-name="T7"> masterbias e masterdark (este último se houver)</text:span></text:p>
      <text:p text:style-name="P9"><text:span text:style-name="T7"><text:s/><text:tab/></text:span><text:span text:style-name="T8">1 – Subtrai-se de cada imagem de flat o masterbias e o masterdark, este último se houver </text:span></text:p>
      <text:p text:style-name="P9"><text:span text:style-name="T7"><text:tab/></text:span><text:span text:style-name="T8">2</text:span><text:span text:style-name="T7"> – Obt</text:span><text:span text:style-name="T8">é</text:span><text:span text:style-name="T7">m-se o valor médio de todos os pixels para uma imagem e divide-se </text:span><text:span text:style-name="T8">a imagem por este valor obtido.</text:span><text:span text:style-name="T7"> </text:span></text:p>
      <text:p text:style-name="P1"><text:span text:style-name="T7"><text:tab/></text:span><text:span text:style-name="T8">3 – Cria-se uma imagem mediana, masterflat, a partir das imagens de flat já normalizados</text:span></text:p>
      <text:p text:style-name="P1"/>
      <text:p text:style-name="P2"><text:span text:style-name="T12"/></text:p>
      <text:p text:style-name="P2"><text:span text:style-name="T12"/></text:p>
      <text:p text:style-name="P2"><text:span text:style-name="T12">Correção de Imagens de Ciência</text:span><text:span text:style-name="T12"><text:note text:id="ftn1" text:note-class="footnote"><text:note-citation>2</text:note-citation><text:note-body><text:p text:style-name="P10">Não incluído no Pypeline, já que o código se propõe apenas a fazer a redução primária.</text:p></text:note-body></text:note></text:span><text:span text:style-name="T13">:</text:span></text:p>
      <text:p text:style-name="P5"><text:span text:style-name="T5"><text:tab/>!É necessário que exista masterbias, masterflat e masterdark</text:span></text:p>
      <text:p text:style-name="P2"><text:tab/><text:span text:style-name="T4">1 – Subtrai-se de cada imagem de ciência o masterbias e o masterdark, se houver.</text:span></text:p>
      <text:p text:style-name="P5"><text:tab/>2 – Multiplica-se cada imagem de ciência pelo masterflat</text:p>
      <text:p text:style-name="P5"><text:tab/>A – Se necessário, combina-se as imagens de ciência para uma imagem principal.</text:p>
      <text:p text:style-name="P5"><text:span text:style-name="T5"><text:tab/></text:span></text:p>
      <text:p text:style-name="P2"><text:span text:style-name="T14">Análise Fotométrica dos dados</text:span><text:span text:style-name="T13">:</text:span></text:p>
      <text:p text:style-name="P6"><text:span text:style-name="T5"><text:tab/></text:span></text:p>
      <text:p text:style-name="P6"><text:span text:style-name="T5"><text:tab/></text:span><text:span text:style-name="T14">Essa parte está a critério do(a) cientista. E depende do objetivo buscado.</text:span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4"><text:soft-page-break/><text:span text:style-name="T5">DEPENDÊNCIAS E PRÉ-REQUISITOS</text:span></text:p>
      <text:p text:style-name="P4"><text:span text:style-name="T6"/></text:p>
      <text:p text:style-name="P4"><text:span text:style-name="T6">O PYpeline é um código escrito em Python 3.6 </text:span><text:span text:style-name="T10">(portanto, recomenda-se que o(a) usuário(a) utilize versões posteriores ao Python 3.5)</text:span><text:span text:style-name="T6">, e depende </text:span><text:span text:style-name="T10">de alguns pacotes para funcionar corretamente (ver o Readme.md). Eles tem funções que tem por objetivo facilitar o trabalho numérico dos dados (Numpy), gerenciamento de arquivos (Os, Glob) e leitura dos arquivos FITS (Astropy).</text:span></text:p>
      <text:p text:style-name="P4"><text:span text:style-name="T10"><text:tab/>Além das depêndências de pacotes, o PYpeline depende de uma organização </text:span><text:span text:style-name="T11">de diretórios específica para funcionar corretamente (figura abaixo).</text:span></text:p>
      <text:p text:style-name="P4"><text:span text:style-name="T11"/></text:p>
      <text:p text:style-name="P4"><draw:custom-shape text:anchor-type="paragraph" draw:z-index="0" draw:name="Shape1" draw:style-name="gr1" svg:width="10.849cm" svg:height="5.852cm" svg:x="2.002cm" svg:y="0.138cm"><text:p/><draw:enhanced-geometry svg:viewBox="0 0 21600 21600" draw:type="rectangle" draw:enhanced-path="M 0 0 L 21600 0 21600 21600 0 21600 0 0 Z N"/></draw:custom-shape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eus Peron</meta:initial-creator>
    <meta:creation-date>2018-04-20T16:12:39.567629785</meta:creation-date>
    <dc:date>2018-05-06T22:34:59.323146840</dc:date>
    <meta:editing-duration>PT1H49M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434" meta:character-count="2753" meta:non-whitespace-character-count="2307"/>
  </office:meta>
</office:document-meta>
</file>